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4" manifest:media-type="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9/manifest.rdf" manifest:media-type="application/rdf+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Kalimati" fo:font-size="16pt" officeooo:rsid="001eef57" officeooo:paragraph-rsid="001eef5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Kalimati" fo:font-size="16pt" officeooo:rsid="001eef57" officeooo:paragraph-rsid="001eef5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Kalimati" fo:font-size="16pt" officeooo:rsid="00295b45" officeooo:paragraph-rsid="00295b45" style:font-size-asian="14pt" style:font-size-complex="16pt"/>
    </style:style>
    <style:style style:name="T1" style:family="text">
      <style:text-properties officeooo:rsid="0026ede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background" style:wrap="run-through" style:number-wrapped-paragraphs="no-limit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ne_and</text:p>
      <text:p text:style-name="P3"/>
      <text:p text:style-name="P3"/>
      <text:p text:style-name="P3"><draw:frame draw:style-name="fr1" draw:name="Object4" text:anchor-type="paragraph" svg:width="6.773cm" svg:height="2.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>One_or</text:p>
      <text:p text:style-name="P3"/>
      <text:p text:style-name="P3"/>
      <text:p text:style-name="P3"><draw:frame draw:style-name="fr1" draw:name="Object5" text:anchor-type="paragraph" svg:width="6.773cm" svg:height="2.2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>One_nand</text:p>
      <text:p text:style-name="P3"/>
      <text:p text:style-name="P3"><draw:frame draw:style-name="fr1" draw:name="Object6" text:anchor-type="paragraph" svg:width="6.773cm" svg:height="2.2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>One_nor</text:p>
      <text:p text:style-name="P3"/>
      <text:p text:style-name="P3"/>
      <text:p text:style-name="P3"><draw:frame draw:style-name="fr1" draw:name="Object7" text:anchor-type="paragraph" svg:width="6.773cm" svg:height="2.2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One_not</text:p>
      <text:p text:style-name="P3"/>
      <text:p text:style-name="P3"><draw:frame draw:style-name="fr1" draw:name="Object8" text:anchor-type="paragraph" svg:width="4.516cm" svg:height="1.35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>One_xor</text:p>
      <text:p text:style-name="P3"/>
      <text:p text:style-name="P3"/>
      <text:p text:style-name="P3"><draw:frame draw:style-name="fr1" draw:name="Object9" text:anchor-type="paragraph" svg:width="6.773cm" svg:height="2.2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>One_xnor</text:p>
      <text:p text:style-name="P3"/>
      <text:p text:style-name="P3"/>
      <text:p text:style-name="P3"><draw:frame draw:style-name="fr1" draw:name="Object10" text:anchor-type="paragraph" svg:width="6.773cm" svg:height="2.2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Two_a_truthtable</text:p>
      <text:p text:style-name="P1"><text:soft-page-break/></text:p>
      <text:p text:style-name="P1"/>
      <text:p text:style-name="P1"><draw:frame draw:style-name="fr2" draw:name="Object1" text:anchor-type="paragraph" svg:width="11.291cm" svg:height="7.6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wo_<text:span text:style-name="T1">b</text:span>_truthtable</text:p>
      <text:p text:style-name="P2"><text:soft-page-break/></text:p>
      <text:p text:style-name="P2"><draw:frame draw:style-name="fr3" draw:name="Object2" text:anchor-type="paragraph" svg:width="15.806cm" svg:height="29.353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text:soft-page-break/></text:p>
      <text:p text:style-name="P2"><text:soft-page-break/></text:p>
      <text:p text:style-name="P2"/>
      <text:p text:style-name="P2">Two_<text:span text:style-name="T1">c</text:span>_truthtable</text:p>
      <text:p text:style-name="P2"/>
      <text:p text:style-name="P2"/>
      <text:p text:style-name="P2"><draw:frame draw:style-name="fr1" draw:name="Object3" text:anchor-type="paragraph" svg:width="13.548cm" svg:height="14.90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20:32.481047831</meta:creation-date>
    <dc:date>2019-09-08T10:46:47.437731855</dc:date>
    <meta:editing-duration>PT17M11S</meta:editing-duration>
    <meta:editing-cycles>4</meta:editing-cycles>
    <meta:generator>LibreOffice/6.0.7.3$Linux_X86_64 LibreOffice_project/00m0$Build-3</meta:generator>
    <meta:document-statistic meta:table-count="0" meta:image-count="0" meta:object-count="10" meta:page-count="6" meta:paragraph-count="10" meta:word-count="10" meta:character-count="98" meta:non-whitespace-character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0:24:50.298058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 table:number-rows-repeated="13">
          <table:table-cell table:number-columns-repeated="29"/>
        </table:table-row>
        <table:table-row table:style-name="ro1">
          <table:table-cell table:number-columns-repeated="2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2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number-columns-repeated="3"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2:37.46311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7" table:default-cell-style-name="ce6"/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14"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0:27:08.550768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6" table:default-cell-style-name="ce6"/>
        <table:table-row table:style-name="ro1"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0:29:13.551362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1" table:number-columns-repeated="3" table:default-cell-style-name="ce6"/>
        <table:table-row table:style-name="ro1">
          <table:table-cell table:number-columns-repeated="22"/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39:35.658341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1" table:number-columns-repeated="3" table:default-cell-style-name="ce6"/>
        <table:table-row table:style-name="ro1">
          <table:table-cell table:number-columns-repeated="26"/>
          <table:table-cell table:style-name="Default" table:number-columns-repeated="3"/>
        </table:table-row>
        <table:table-row table:style-name="ro1">
          <table:table-cell table:number-columns-repeated="2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2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0:22.67294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column table:style-name="co1" table:number-columns-repeated="3" table:default-cell-style-name="ce6"/>
        <table:table-row table:style-name="ro1">
          <table:table-cell table:number-columns-repeated="30"/>
          <table:table-cell table:style-name="Default" table:number-columns-repeated="3"/>
        </table:table-row>
        <table:table-row table:style-name="ro1">
          <table:table-cell table:number-columns-repeated="30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0:52.339060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1" table:number-columns-repeated="3" table:default-cell-style-name="ce6"/>
        <table:table-row table:style-name="ro1">
          <table:table-cell table:number-columns-repeated="34"/>
          <table:table-cell table:style-name="Default" table:number-columns-repeated="3"/>
        </table:table-row>
        <table:table-row table:style-name="ro1">
          <table:table-cell table:number-columns-repeated="3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1:29.863010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 table:number-rows-repeated="13">
          <table:table-cell table:number-columns-repeated="32"/>
        </table:table-row>
        <table:table-row table:style-name="ro1">
          <table:table-cell table:number-columns-repeated="30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table:number-columns-repeated="30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1:56.87947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2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table:number-columns-repeated="22"/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42:16.338514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